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f63c7" officeooo:paragraph-rsid="002f63c7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a18cf" style:font-name-asian="Arial3" style:font-size-asian="12pt" style:font-style-asian="normal" style:font-weight-asian="normal" style:font-name-complex="Arial3" style:font-size-complex="12pt" style:text-emphasize="none"/>
    </style:style>
    <style:style style:name="P14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3a2c2f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19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91bcc" style:font-size-asian="12pt" style:font-style-asian="normal" style:font-weight-asian="normal" style:font-size-complex="12pt" style:text-emphasize="none"/>
    </style:style>
    <style:style style:name="P23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font-name="Arial" fo:font-size="12pt" officeooo:paragraph-rsid="003cde97" style:font-name-asian="Arial3" style:font-size-asian="12pt" style:font-name-complex="Arial3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f63c7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9436d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a2c2f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9436d" style:font-style-asian="normal" style:font-weight-asian="normal" style:font-weight-complex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a2c2f" style:font-style-asian="normal" style:font-weight-asian="normal" style:font-weight-complex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font-weight-complex="bold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bold" officeooo:rsid="0039436d" style:font-style-asian="normal" style:font-weight-asian="bold" style:font-weight-complex="bold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bold" officeooo:rsid="003a2c2f" style:font-style-asian="normal" style:font-weight-asian="bold" style:font-weight-complex="bold" style:text-emphasize="none"/>
    </style:style>
    <style:style style:name="T17" style:family="text">
      <style:text-properties officeooo:rsid="00129edb"/>
    </style:style>
    <style:style style:name="T18" style:family="text">
      <style:text-properties officeooo:rsid="001adcec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1" style:family="text">
      <style:text-properties officeooo:rsid="002f63c7"/>
    </style:style>
    <style:style style:name="T22" style:family="text">
      <style:text-properties fo:language="ro" fo:country="RO" officeooo:rsid="002f63c7" style:font-size-asian="12pt" style:font-size-complex="12pt"/>
    </style:style>
    <style:style style:name="T23" style:family="text">
      <style:text-properties fo:language="ro" fo:country="RO" officeooo:rsid="0039436d" style:font-size-asian="12pt" style:font-size-complex="12pt"/>
    </style:style>
    <style:style style:name="T24" style:family="text">
      <style:text-properties fo:language="ro" fo:country="RO" officeooo:rsid="003a2c2f" style:font-size-asian="12pt" style:font-size-complex="12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a2c2f" style:font-size-asian="12pt" style:font-style-asian="normal" style:font-weight-asian="normal" style:font-size-complex="12pt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39436d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3a2c2f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03c00e2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font-name="Arial2" fo:font-style="normal" fo:text-shadow="none" style:text-underline-style="none" fo:font-weight="normal" officeooo:rsid="003c00e2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style:font-name="Arial2" fo:font-style="normal" fo:text-shadow="none" style:text-underline-style="none" fo:font-weight="normal" officeooo:rsid="003cde97" style:font-style-asian="normal" style:font-weight-asian="normal" style:text-emphasize="none"/>
    </style:style>
    <style:style style:name="T31" style:family="text">
      <style:text-properties officeooo:rsid="003a2c2f"/>
    </style:style>
    <style:style style:name="T32" style:family="text">
      <style:text-properties officeooo:rsid="003b8f43"/>
    </style:style>
    <style:style style:name="T33" style:family="text">
      <style:text-properties officeooo:rsid="003c00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1<text:span text:style-name="T31">7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0"><text:span text:style-name="T23">”</text:span><text:span text:style-name="T24">Remove</text:span><text:span text:style-name="T23">” button from Home page</text:span><text:span text:style-name="T22"> </text:span><text:span text:style-name="T25">is not functional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7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18"><text:span text:style-name="T4">2</text:span><text:span text:style-name="T5">3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19">Chrome </text:span><text:span text:style-name="T20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8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1">1</text:span></text:p>
          </table:table-cell>
        </table:table-row>
      </table:table>
      <text:p text:style-name="P1"/>
      <text:p text:style-name="P1"/>
      <text:p text:style-name="P10">Description</text:p>
      <text:p text:style-name="P25"><text:span text:style-name="T26">“</text:span><text:span text:style-name="T27">R</text:span><text:span text:style-name="T26">emove” button from Home page is not functional</text:span><text:span text:style-name="T28"> (the product is not removed from cart and <text:s/></text:span><text:span text:style-name="T29">the "remove" button is</text:span><text:span text:style-name="T30"> not</text:span><text:span text:style-name="T29"> change in "add to cart" button</text:span><text:span text:style-name="T30">).</text:span></text:p>
      <text:p text:style-name="P22"/>
      <text:p text:style-name="P16"/>
      <text:p text:style-name="P10">Steps to reproduce</text:p>
      <text:p text:style-name="P12">1. access site www.saucedemo.com in Chrome </text:p>
      <text:p text:style-name="P19"><text:span text:style-name="T7">2. insert valid data in field “Username” </text:span><text:span text:style-name="T8">(problem_user)</text:span></text:p>
      <text:p text:style-name="P19"><text:span text:style-name="T7">3. insert valid data in field “Password” </text:span><text:span text:style-name="T8">(secret_sauce)</text:span></text:p>
      <text:p text:style-name="P14">4. press “Login” button</text:p>
      <text:p text:style-name="P15">5. press “add to cart” button for one product <text:span text:style-name="T32">(Sauce Labs Backpack)</text:span></text:p>
      <text:p text:style-name="P23">6. click the icon off the cart </text:p>
      <text:p text:style-name="P23">7. press “continue shopping”</text:p>
      <text:p text:style-name="P23">6. press “remove” button</text:p>
      <text:p text:style-name="P23">7. click the icon off the cart</text:p>
      <text:p text:style-name="P15"/>
      <text:p text:style-name="P15"/>
      <text:p text:style-name="P10">Expected result</text:p>
      <text:p text:style-name="P24">By pressing “remove” button from Home page, the product is removed <text:span text:style-name="T33">from</text:span> cart<text:span text:style-name="T33"> and the "remove" button is change in "add to cart" button.</text:span></text:p>
      <text:p text:style-name="P24"/>
      <text:p text:style-name="P24"/>
      <text:p text:style-name="P10">Actual result</text:p>
      <text:p text:style-name="P25"><text:span text:style-name="T26">“</text:span><text:span text:style-name="T27">R</text:span><text:span text:style-name="T26">emove” button from Home page is not functional</text:span><text:span text:style-name="T28"> (the product is not removed from cart and <text:s/></text:span><text:span text:style-name="T29">the "remove" button is</text:span><text:span text:style-name="T30"> not</text:span><text:span text:style-name="T29"> change in "add to cart" button</text:span><text:span text:style-name="T30">).</text:span></text:p>
      <text:p text:style-name="P25"><text:span text:style-name="T30"/></text:p>
      <text:p text:style-name="P13"><text:soft-page-break/></text:p>
      <text:p text:style-name="P10">Notes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5</meta:editing-cycles>
    <meta:creation-date>2024-02-05T18:33:00</meta:creation-date>
    <dc:date>2024-05-04T13:08:56.020000000</dc:date>
    <meta:editing-duration>PT2H19M11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0" meta:word-count="190" meta:character-count="1149" meta:non-whitespace-character-count="990"/>
    <meta:user-defined meta:name="AppVersion">16.0000</meta:user-defined>
    <meta:template xlink:type="simple" xlink:actuate="onRequest" xlink:title="Normal" xlink:href=""/>
  </office:meta>
</office:document-meta>
</file>